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able_20_Contents">
      <style:text-properties officeooo:rsid="001c75e9" officeooo:paragraph-rsid="001c75e9"/>
    </style:style>
    <style:style style:name="P2" style:family="paragraph" style:parent-style-name="Table_20_Contents">
      <style:text-properties officeooo:rsid="001db7ec" officeooo:paragraph-rsid="001db7ec"/>
    </style:style>
    <style:style style:name="P3" style:family="paragraph" style:parent-style-name="Table_20_Contents">
      <style:text-properties officeooo:rsid="001dcea2" officeooo:paragraph-rsid="001dcea2"/>
    </style:style>
    <style:style style:name="P4" style:family="paragraph" style:parent-style-name="Table_20_Contents">
      <style:text-properties officeooo:rsid="001e8a9a" officeooo:paragraph-rsid="001e8a9a"/>
    </style:style>
    <style:style style:name="P5" style:family="paragraph" style:parent-style-name="Table_20_Contents">
      <style:text-properties officeooo:rsid="00204c13" officeooo:paragraph-rsid="00204c13"/>
    </style:style>
    <style:style style:name="P6" style:family="paragraph" style:parent-style-name="Table_20_Contents">
      <style:text-properties officeooo:rsid="00204c13" officeooo:paragraph-rsid="00204c13"/>
    </style:style>
    <style:style style:name="P7" style:family="paragraph" style:parent-style-name="Standard">
      <style:text-properties officeooo:rsid="001c75e9" officeooo:paragraph-rsid="001c75e9"/>
    </style:style>
    <style:style style:name="T1" style:family="text">
      <style:text-properties officeooo:rsid="001c75e9"/>
    </style:style>
    <style:style style:name="T2" style:family="text">
      <style:text-properties officeooo:rsid="001db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 Riehl</meta:initial-creator>
    <meta:creation-date>2017-02-12T17:05:18.297182456</meta:creation-date>
    <dc:date>2017-02-13T15:00:41.483909021</dc:date>
    <dc:creator>Michel Martel</dc:creator>
    <meta:editing-duration>PT16M54S</meta:editing-duration>
    <meta:editing-cycles>5</meta:editing-cycles>
    <meta:generator>LibreOffice/4.2.8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